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L</mi>
              <mtext>Offen</mtext>
            </msub>
            <mrow>
              <mspace width="2em"/>
              <mo stretchy="false">=</mo>
              <mspace width="2em"/>
            </mrow>
            <mfrac>
              <mrow>
                <mi>n</mi>
                <mspace width="0.5em"/>
                <mi>c</mi>
              </mrow>
              <mrow>
                <mn>2</mn>
                <mspace width="0.5em"/>
                <msub>
                  <mi>f</mi>
                  <mi>n</mi>
                </msub>
              </mrow>
            </mfrac>
            <mspace width="6em"/>
            <mtext>;</mtext>
            <mspace width="4em"/>
            <mi>n</mi>
            <mrow>
              <mspace width="2em"/>
              <mo stretchy="false">=</mo>
              <mspace width="2em"/>
            </mrow>
            <mn>1</mn>
            <mi>,</mi>
            <mn>2</mn>
            <mi>,</mi>
            <mn>3</mn>
            <mi>,</mi>
            <mo stretchy="false">…</mo>
          </mrow>
        </mtd>
      </mtr>
      <mtr>
        <mtd>
          <mrow>
            <msub>
              <mi>L</mi>
              <mtext>Gedackt</mtext>
            </msub>
            <mrow>
              <mspace width="2em"/>
              <mo stretchy="false">=</mo>
              <mspace width="2em"/>
            </mrow>
            <mfrac>
              <mrow>
                <mrow>
                  <mo fence="true" stretchy="false">(</mo>
                  <mrow>
                    <mrow>
                      <mn>2</mn>
                      <mspace width="0.5em"/>
                      <mi>m</mi>
                      <mrow>
                        <mspace width="2em"/>
                        <mo stretchy="false">+</mo>
                        <mspace width="2em"/>
                      </mrow>
                      <mn>1</mn>
                    </mrow>
                  </mrow>
                  <mo fence="true" stretchy="false">)</mo>
                </mrow>
                <mspace width="0.5em"/>
                <mi>c</mi>
              </mrow>
              <mrow>
                <mn>4</mn>
                <mspace width="0.5em"/>
                <msub>
                  <mi>f</mi>
                  <mi>m</mi>
                </msub>
              </mrow>
            </mfrac>
            <mspace width="6em"/>
            <mtext>;</mtext>
            <mspace width="4em"/>
            <mi>m</mi>
            <mrow>
              <mspace width="2em"/>
              <mo stretchy="false">=</mo>
              <mspace width="2em"/>
            </mrow>
            <mn>0</mn>
            <mi>,</mi>
            <mn>1</mn>
            <mi>,</mi>
            <mn>2</mn>
            <mi>,</mi>
            <mo stretchy="false">…</mo>
          </mrow>
        </mtd>
      </mtr>
      <mtr>
        <mtd>
          <mrow>
            <mtext>Mit</mtext>
            <mspace width="2em"/>
            <mi>n</mi>
            <mrow>
              <mspace width="2em"/>
              <mo stretchy="false">=</mo>
              <mspace width="2em"/>
            </mrow>
            <mn>1</mn>
            <mspace width="2em"/>
            <mtext>bzw.</mtext>
            <mspace width="2em"/>
            <mi>m</mi>
            <mrow>
              <mspace width="2em"/>
              <mo stretchy="false">=</mo>
              <mspace width="2em"/>
            </mrow>
            <mn>0</mn>
            <mspace width="2em"/>
            <mtext>( Grundton ) ;</mtext>
            <mspace width="2em"/>
            <mi>c</mi>
            <mrow>
              <mspace width="2em"/>
              <mo stretchy="false">=</mo>
              <mspace width="2em"/>
            </mrow>
            <mn>340</mn>
            <mspace width="0.5em"/>
            <mfrac>
              <mtext>m</mtext>
              <mtext>s</mtext>
            </mfrac>
            <mspace width="2em"/>
            <mtext>und</mtext>
            <mspace width="2em"/>
            <mi>f</mi>
            <mrow>
              <mspace width="2em"/>
              <mo stretchy="false">=</mo>
              <mspace width="2em"/>
            </mrow>
            <mn>55</mn>
            <mspace width="0.5em"/>
            <mfrac>
              <mn>1</mn>
              <mtext>s</mtext>
            </mfrac>
            <mspace width="2em"/>
            <mtext>:</mtext>
          </mrow>
        </mtd>
      </mtr>
      <mtr>
        <mtd>
          <mrow>
            <msub>
              <mi>L</mi>
              <mtext>Offen</mtext>
            </msub>
            <mrow>
              <mspace width="2em"/>
              <mo stretchy="false">=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110</mn>
            <mfrac>
              <mn>1</mn>
              <mtext>s</mtext>
            </mfrac>
            <mrow>
              <mspace width="2em"/>
              <mo stretchy="false">=</mo>
              <mspace width="2em"/>
            </mrow>
            <mn>3,09</mn>
            <mtext>m</mtext>
          </mrow>
        </mtd>
      </mtr>
      <mtr>
        <mtd>
          <mrow>
            <msub>
              <mi>L</mi>
              <mtext>Gedackt</mtext>
            </msub>
            <mrow>
              <mspace width="2em"/>
              <mo stretchy="false">=</mo>
              <mspace width="2em"/>
            </mrow>
            <mn>340</mn>
            <mfrac>
              <mtext>m</mtext>
              <mtext>s</mtext>
            </mfrac>
            <mrow>
              <mspace width="2em"/>
              <mo stretchy="false">/</mo>
              <mspace width="2em"/>
            </mrow>
            <mn>220</mn>
            <mfrac>
              <mn>1</mn>
              <mtext>s</mtext>
            </mfrac>
            <mrow>
              <mspace width="2em"/>
              <mo stretchy="false">=</mo>
              <mspace width="2em"/>
            </mrow>
            <mn>1,55</mn>
            <mtext>m</mtext>
          </mrow>
        </mtd>
      </mtr>
    </mtable>
    <annotation encoding="StarMath 5.0">L _"Offen" ~=~ { n ` c } over { 2 ` f _n } ~~~";"~~ n~=~ 1 , 2 , 3 , dotslow newline
 
L _"Gedackt" ~=~ { ( 2 ` m ~+~ 1 ) ` c } over { 4 ` f _m } ~~~";"~~ m~=~ 0 , 1 , 2 , dotslow newline
 
alignc "Mit"~ n ~=~ 1 ~"bzw."~ m ~=~ 0 ~"( Grundton ) ;"~ c~=~ 340 ` "m" over "s" ~"und"~ f ~=~ 55 ` 1 over "s" ~":" newline 
alignc L _"Offen" ~=~ 340 "m" over "s" ~/~ 110 1 over "s" ~=~ 3,09 "m" newline 
alignc L _"Gedackt" ~=~ 340 "m" over "s" ~/~ 220 1 over "s" ~=~ 1,55 "m"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13:47.440000000</meta:creation-date>
    <dc:date>2015-04-15T23:37:10.072000000</dc:date>
    <meta:editing-duration>PT17M12S</meta:editing-duration>
    <meta:editing-cycles>4</meta:editing-cycles>
    <meta:generator>LibreOffice/4.3.4.1$Windows_x86 LibreOffice_project/bc356b2f991740509f321d70e4512a6a54c5f243</meta:generator>
  </office:meta>
</office:document-meta>
</file>